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946" officeooo:paragraph-rsid="001589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tions : </text:p>
      <text:p text:style-name="P1"/>
      <text:p text:style-name="P1">Mail de Jean-Baptiste HIE </text:p>
      <text:p text:style-name="P1"/>
      <text:p text:style-name="P1"><text:a xlink:type="simple" xlink:href="mailto:jeanbaptistehie@gmail.com" text:style-name="Internet_20_link" text:visited-style-name="Visited_20_Internet_20_Link">jeanbaptistehie@gmail.com</text:a></text:p>
      <text:p text:style-name="P1"/>
      <text:p text:style-name="P1">Bonne année Madame et joyeux noë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4T18:53:00.358000000</meta:creation-date>
    <dc:date>2024-12-14T18:54:42.319000000</dc:date>
    <meta:editing-duration>PT1M44S</meta:editing-duration>
    <meta:editing-cycles>1</meta:editing-cycles>
    <meta:document-statistic meta:table-count="0" meta:image-count="0" meta:object-count="0" meta:page-count="1" meta:paragraph-count="4" meta:word-count="13" meta:character-count="99" meta:non-whitespace-character-count="88"/>
    <meta:generator>LibreOffice/7.4.3.2$Windows_X86_64 LibreOffice_project/1048a8393ae2eeec98dff31b5c133c5f1d08b890</meta:generator>
  </office:meta>
</office:document-meta>
</file>